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91in" style:rel-column-width="2846*"/>
    </style:style>
    <style:style style:name="Table1.B" style:family="table-column">
      <style:table-column-properties style:column-width="5.3715in" style:rel-column-width="52597*"/>
    </style:style>
    <style:style style:name="Table1.C" style:family="table-column">
      <style:table-column-properties style:column-width="1.0306in" style:rel-column-width="1009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535in" style:rel-column-width="3458*"/>
    </style:style>
    <style:style style:name="Table2.B" style:family="table-column">
      <style:table-column-properties style:column-width="5.309in" style:rel-column-width="51986*"/>
    </style:style>
    <style:style style:name="Table2.C" style:family="table-column">
      <style:table-column-properties style:column-width="1.0306in" style:rel-column-width="1009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535in" style:rel-column-width="509*"/>
    </style:style>
    <style:style style:name="Table3.B" style:family="table-column">
      <style:table-column-properties style:column-width="5.309in" style:rel-column-width="7651*"/>
    </style:style>
    <style:style style:name="Table3.C" style:family="table-column">
      <style:table-column-properties style:column-width="1.0306in" style:rel-column-width="148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1114" officeooo:paragraph-rsid="00171114"/>
    </style:style>
    <style:style style:name="P2" style:family="paragraph" style:parent-style-name="Table_20_Contents">
      <style:text-properties officeooo:rsid="00171114" officeooo:paragraph-rsid="00171114"/>
    </style:style>
    <style:style style:name="P3" style:family="paragraph" style:parent-style-name="Standard">
      <style:text-properties fo:font-weight="bold" officeooo:rsid="00171114" officeooo:paragraph-rsid="00171114" style:font-weight-asian="bold" style:font-weight-complex="bold"/>
    </style:style>
    <style:style style:name="P4" style:family="paragraph" style:parent-style-name="Standard">
      <style:text-properties officeooo:rsid="00171114" officeooo:paragraph-rsid="00171114"/>
    </style:style>
    <style:style style:name="P5" style:family="paragraph" style:parent-style-name="Table_20_Contents">
      <style:text-properties officeooo:rsid="00179919" officeooo:paragraph-rsid="00179919"/>
    </style:style>
    <style:style style:name="T1" style:family="text">
      <style:text-properties officeooo:rsid="00179919"/>
    </style:style>
    <style:style style:name="T2" style:family="text">
      <style:text-properties fo:font-weight="bold" officeooo:rsid="0017991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enario 1: Drop down for Chapter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Test Case</text:p>
          </table:table-cell>
          <table:table-cell table:style-name="Table1.C1" office:value-type="string">
            <text:p text:style-name="P2">Statu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Given: There is drop down for selecting chapters.</text:p>
            <text:p text:style-name="P2">When: We select a chapter (a value) from the drop down for chapters.</text:p>
            <text:p text:style-name="P2">Then: New chapter loads.</text:p>
          </table:table-cell>
          <table:table-cell table:style-name="Table1.C2" office:value-type="string">
            <text:p text:style-name="P2">PASS</text:p>
          </table:table-cell>
        </table:table-row>
      </table:table>
      <text:p text:style-name="P3"/>
      <text:p text:style-name="P3">Scenario 2: Next Button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#</text:p>
          </table:table-cell>
          <table:table-cell table:style-name="Table2.A1" office:value-type="string">
            <text:p text:style-name="P2">Test Case</text:p>
          </table:table-cell>
          <table:table-cell table:style-name="Table2.C1" office:value-type="string">
            <text:p text:style-name="P2">Status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Given: </text:p>
            <text:p text:style-name="P2">- There is chapter loaded on the screen</text:p>
            <text:p text:style-name="P2">- No word is selected at the moment. We are just beginning.</text:p>
            <text:p text:style-name="P2"/>
            <text:p text:style-name="P2">When: We click on Next</text:p>
            <text:p text:style-name="P2">Then: The word is spoken on the device and highlighted.</text:p>
          </table:table-cell>
          <table:table-cell table:style-name="Table2.C2" office:value-type="string">
            <text:p text:style-name="P2">PASS</text:p>
          </table:table-cell>
        </table:table-row>
      </table:table>
      <text:p text:style-name="P1"><text:line-break/><text:span text:style-name="T2">Scenario 3: Testing the app in Offline mode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#</text:p>
          </table:table-cell>
          <table:table-cell table:style-name="Table3.A1" office:value-type="string">
            <text:p text:style-name="P5">Test Case</text:p>
          </table:table-cell>
          <table:table-cell table:style-name="Table3.C1" office:value-type="string">
            <text:p text:style-name="P5">Status</text:p>
          </table:table-cell>
        </table:table-row>
        <table:table-row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Given: App is running on the device without internet connection.</text:p>
            <text:p text:style-name="P5">Note: We tested in Airplane mode</text:p>
            <text:p text:style-name="P5"/>
            <text:p text:style-name="P5">When: We use any of the buttons like Previous / Next / Read Once</text:p>
            <text:p text:style-name="P5"/>
            <text:p text:style-name="P5">Then: the TTS system activates and says the word.</text:p>
          </table:table-cell>
          <table:table-cell table:style-name="Table3.C2" office:value-type="string">
            <text:p text:style-name="P5">PAS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0:35:55.305822332</meta:creation-date>
    <dc:date>2024-10-14T20:46:38.119256942</dc:date>
    <meta:editing-duration>PT8M53S</meta:editing-duration>
    <meta:editing-cycles>3</meta:editing-cycles>
    <meta:generator>LibreOffice/24.2.6.2$Linux_X86_64 LibreOffice_project/420$Build-2</meta:generator>
    <meta:document-statistic meta:table-count="3" meta:image-count="0" meta:object-count="0" meta:page-count="1" meta:paragraph-count="30" meta:word-count="136" meta:character-count="696" meta:non-whitespace-character-count="588"/>
  </office:meta>
</office:document-meta>
</file>